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ohit Devanagari1" svg:font-family="'Lohit Devanagari'"/>
    <style:font-face style:name="Source Code Pro" svg:font-family="'Source Code Pro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360026" officeooo:paragraph-rsid="00360026" style:font-name-asian="Nimbus Mono L"/>
    </style:style>
    <style:style style:name="P2" style:family="paragraph" style:parent-style-name="Preformatted_20_Text">
      <style:text-properties style:font-name="Nimbus Mono L" officeooo:rsid="00360026" officeooo:paragraph-rsid="001f7c43" style:font-name-asian="Nimbus Mono L"/>
    </style:style>
    <style:style style:name="P3" style:family="paragraph" style:parent-style-name="Preformatted_20_Text">
      <style:text-properties style:font-name="Nimbus Mono L" officeooo:rsid="00360026" officeooo:paragraph-rsid="00423a82" style:font-name-asian="Nimbus Mono L"/>
    </style:style>
    <style:style style:name="P4" style:family="paragraph" style:parent-style-name="Preformatted_20_Text">
      <style:text-properties style:font-name="Nimbus Mono L" officeooo:rsid="00360026" officeooo:paragraph-rsid="0047f17e" style:font-name-asian="Nimbus Mono L"/>
    </style:style>
    <style:style style:name="P5" style:family="paragraph" style:parent-style-name="Preformatted_20_Text">
      <style:text-properties style:font-name="Nimbus Mono L" officeooo:rsid="00360026" officeooo:paragraph-rsid="0050aafc" style:font-name-asian="Nimbus Mono L"/>
    </style:style>
    <style:style style:name="P6" style:family="paragraph" style:parent-style-name="Preformatted_20_Text">
      <style:text-properties style:font-name="Nimbus Mono L" officeooo:rsid="00360026" officeooo:paragraph-rsid="0065ab52" style:font-name-asian="Nimbus Mono L"/>
    </style:style>
    <style:style style:name="P7" style:family="paragraph" style:parent-style-name="Preformatted_20_Text">
      <style:text-properties style:font-name="Nimbus Mono L" officeooo:rsid="00360026" officeooo:paragraph-rsid="0068b9fd" style:font-name-asian="Nimbus Mono L"/>
    </style:style>
    <style:style style:name="P8" style:family="paragraph" style:parent-style-name="Preformatted_20_Text">
      <style:text-properties style:font-name="Nimbus Mono L" officeooo:rsid="00360026" officeooo:paragraph-rsid="006d34c2" style:font-name-asian="Nimbus Mono L"/>
    </style:style>
    <style:style style:name="P9" style:family="paragraph" style:parent-style-name="Preformatted_20_Text">
      <style:text-properties style:font-name="Nimbus Mono L" officeooo:rsid="00360026" officeooo:paragraph-rsid="006ead59" style:font-name-asian="Nimbus Mono L"/>
    </style:style>
    <style:style style:name="P10" style:family="paragraph" style:parent-style-name="Preformatted_20_Text">
      <style:text-properties style:font-name="Nimbus Mono L" officeooo:rsid="00360026" officeooo:paragraph-rsid="00740849" style:font-name-asian="Nimbus Mono L"/>
    </style:style>
    <style:style style:name="P11" style:family="paragraph" style:parent-style-name="Preformatted_20_Text">
      <style:text-properties style:font-name="Nimbus Mono L" officeooo:rsid="00360026" officeooo:paragraph-rsid="006c4b1b" style:font-name-asian="Nimbus Mono L"/>
    </style:style>
    <style:style style:name="P12" style:family="paragraph" style:parent-style-name="Preformatted_20_Text">
      <style:text-properties style:font-name="Nimbus Mono L" officeooo:rsid="00360026" officeooo:paragraph-rsid="008f45ce" style:font-name-asian="Nimbus Mono L"/>
    </style:style>
    <style:style style:name="P13" style:family="paragraph" style:parent-style-name="Preformatted_20_Text">
      <style:text-properties style:font-name="Nimbus Mono L" officeooo:rsid="00360026" officeooo:paragraph-rsid="0091337b" style:font-name-asian="Nimbus Mono L"/>
    </style:style>
    <style:style style:name="P14" style:family="paragraph" style:parent-style-name="Preformatted_20_Text">
      <style:text-properties style:font-name="Nimbus Mono L" fo:font-size="9pt" officeooo:paragraph-rsid="007fdc35" style:font-size-asian="9pt" style:font-size-complex="9pt"/>
    </style:style>
    <style:style style:name="P15" style:family="paragraph" style:parent-style-name="Preformatted_20_Text">
      <style:text-properties style:font-name="Nimbus Mono L" officeooo:paragraph-rsid="008231a9"/>
    </style:style>
    <style:style style:name="P16" style:family="paragraph" style:parent-style-name="Preformatted_20_Text">
      <style:text-properties style:font-name="Nimbus Mono L" officeooo:paragraph-rsid="0085b3cd"/>
    </style:style>
    <style:style style:name="P17" style:family="paragraph" style:parent-style-name="Preformatted_20_Text">
      <style:text-properties style:font-name="Nimbus Mono L" officeooo:paragraph-rsid="008cb50f"/>
    </style:style>
    <style:style style:name="P18" style:family="paragraph" style:parent-style-name="Preformatted_20_Text">
      <style:text-properties style:font-name="Nimbus Mono L" officeooo:paragraph-rsid="0099c420"/>
    </style:style>
    <style:style style:name="P19" style:family="paragraph" style:parent-style-name="Preformatted_20_Text">
      <style:text-properties officeooo:paragraph-rsid="008088af"/>
    </style:style>
    <style:style style:name="P20" style:family="paragraph" style:parent-style-name="Preformatted_20_Text">
      <style:text-properties fo:color="#008000" style:font-name="Source Code Pro" fo:font-size="10pt" fo:font-weight="bold" officeooo:paragraph-rsid="00740849" style:font-size-asian="10pt" style:font-size-complex="10pt"/>
    </style:style>
    <style:style style:name="P21" style:family="paragraph" style:parent-style-name="Preformatted_20_Text">
      <style:text-properties officeooo:paragraph-rsid="006c4b1b"/>
    </style:style>
    <style:style style:name="P22" style:family="paragraph" style:parent-style-name="Preformatted_20_Text">
      <style:text-properties officeooo:paragraph-rsid="0099c420"/>
    </style:style>
    <style:style style:name="P23" style:family="paragraph" style:parent-style-name="Preformatted_20_Text">
      <style:text-properties style:font-name="Nimbus Mono L" officeooo:rsid="00360026" officeooo:paragraph-rsid="006d34c2" style:font-name-asian="Nimbus Mono L"/>
    </style:style>
    <style:style style:name="P24" style:family="paragraph" style:parent-style-name="Preformatted_20_Text">
      <style:text-properties style:font-name="Nimbus Mono L" officeooo:rsid="00360026" officeooo:paragraph-rsid="00a66279" style:font-name-asian="Nimbus Mono L"/>
    </style:style>
    <style:style style:name="P25" style:family="paragraph" style:parent-style-name="Preformatted_20_Text">
      <style:text-properties style:font-name="Nimbus Mono L" officeooo:rsid="00360026" officeooo:paragraph-rsid="006ead59" style:font-name-asian="Nimbus Mono L"/>
    </style:style>
    <style:style style:name="P26" style:family="paragraph" style:parent-style-name="Preformatted_20_Text">
      <style:text-properties style:font-name="Nimbus Mono L" officeooo:rsid="00360026" officeooo:paragraph-rsid="00a9e50a" style:font-name-asian="Nimbus Mono L"/>
    </style:style>
    <style:style style:name="T1" style:family="text">
      <style:text-properties style:font-name="Nimbus Mono L" officeooo:rsid="00360026" style:font-name-asian="Nimbus Mono L"/>
    </style:style>
    <style:style style:name="T2" style:family="text">
      <style:text-properties officeooo:rsid="00360026" style:font-name-asian="Nimbus Mono L"/>
    </style:style>
    <style:style style:name="T3" style:family="text">
      <style:text-properties fo:color="#008000" style:font-name="Source Code Pro" fo:font-size="11.3000001907349pt" fo:font-weight="bold"/>
    </style:style>
    <style:style style:name="T4" style:family="text">
      <style:text-properties fo:color="#008000" style:font-name="Source Code Pro" fo:font-size="11.3000001907349pt" fo:font-weight="bold" style:font-size-asian="10pt" style:font-size-complex="10pt"/>
    </style:style>
    <style:style style:name="T5" style:family="text">
      <style:text-properties fo:color="#008000" style:font-name="Source Code Pro" fo:font-size="11.3000001907349pt" fo:font-weight="bold" style:font-name-asian="DejaVu Sans" style:font-size-asian="10pt" style:font-style-asian="italic" style:font-size-complex="10pt"/>
    </style:style>
    <style:style style:name="T6" style:family="text">
      <style:text-properties fo:color="#008000" style:font-name="Source Code Pro" fo:font-size="10pt" fo:font-weight="bold" officeooo:rsid="00360026" fo:background-color="#e4e4ff" loext:char-shading-value="0" style:font-name-asian="Nimbus Mono L" style:font-size-asian="10pt" style:font-size-complex="10pt"/>
    </style:style>
    <style:style style:name="T7" style:family="text">
      <style:text-properties fo:color="#008000" style:font-name="Source Code Pro" fo:font-size="10pt" fo:font-weight="bold" officeooo:rsid="007fdc35" fo:background-color="#e4e4ff" loext:char-shading-value="0" style:font-name-asian="Nimbus Mono L" style:font-size-asian="10pt" style:font-size-complex="10pt"/>
    </style:style>
    <style:style style:name="T8" style:family="text">
      <style:text-properties fo:color="#008000" style:font-name="Source Code Pro" fo:font-size="10pt" fo:font-weight="bold" fo:background-color="#e4e4ff" loext:char-shading-value="0" style:font-size-asian="10pt" style:font-size-complex="10pt"/>
    </style:style>
    <style:style style:name="T9" style:family="text">
      <style:text-properties fo:color="#008000" style:font-name="Source Code Pro" fo:font-size="10pt" fo:font-weight="bold" officeooo:rsid="007fdc35" fo:background-color="#e4e4ff" loext:char-shading-value="0" style:font-size-asian="10pt" style:font-size-complex="10pt"/>
    </style:style>
    <style:style style:name="T10" style:family="text">
      <style:text-properties fo:color="#008000" style:font-name="Source Code Pro" fo:font-size="10pt" fo:font-weight="bold" officeooo:rsid="00360026" style:font-name-asian="Nimbus Mono L" style:font-size-asian="10pt" style:font-size-complex="10pt"/>
    </style:style>
    <style:style style:name="T11" style:family="text">
      <style:text-properties fo:color="#008000" style:font-name="Source Code Pro" fo:font-size="10pt" fo:font-weight="bold" officeooo:rsid="007fdc35" style:font-name-asian="Nimbus Mono L" style:font-size-asian="10pt" style:font-size-complex="10pt"/>
    </style:style>
    <style:style style:name="T12" style:family="text">
      <style:text-properties fo:color="#008000" style:font-name="Source Code Pro" fo:font-size="10pt" fo:font-weight="bold" style:font-size-asian="10pt" style:font-size-complex="10pt"/>
    </style:style>
    <style:style style:name="T13" style:family="text">
      <style:text-properties fo:color="#008000" style:font-name="Source Code Pro" fo:font-size="10pt" fo:font-weight="bold" officeooo:rsid="007fdc35" style:font-size-asian="10pt" style:font-size-complex="10pt"/>
    </style:style>
    <style:style style:name="T14" style:family="text">
      <style:text-properties fo:color="#008000" style:font-name="Source Code Pro" fo:font-weight="bold"/>
    </style:style>
    <style:style style:name="T15" style:family="text">
      <style:text-properties fo:color="#008000" style:font-name="Source Code Pro" fo:font-weight="bold" fo:background-color="#e4e4ff" loext:char-shading-value="0"/>
    </style:style>
    <style:style style:name="T16" style:family="text">
      <style:text-properties fo:color="#008000" style:font-name="Source Code Pro" fo:font-size="9pt" fo:font-weight="bold" style:font-size-asian="9pt" style:font-size-complex="9pt"/>
    </style:style>
    <style:style style:name="T17" style:family="text">
      <style:text-properties fo:color="#008000" style:font-name="Source Code Pro" fo:font-size="9pt" fo:font-weight="bold" fo:background-color="#e4e4ff" loext:char-shading-value="0" style:font-size-asian="9pt" style:font-size-complex="9pt"/>
    </style:style>
    <style:style style:name="T18" style:family="text">
      <style:text-properties fo:color="#008000" style:font-name="Nimbus Mono L" fo:font-size="11.3000001907349pt" fo:font-weight="bold" officeooo:rsid="00360026" style:font-name-asian="Nimbus Mono L"/>
    </style:style>
    <style:style style:name="T19" style:family="text">
      <style:text-properties fo:color="#008000" style:font-name="Nimbus Mono L" fo:font-size="10pt" fo:font-weight="bold" officeooo:rsid="00360026" style:font-name-asian="Nimbus Mono L" style:font-size-asian="10pt" style:font-size-complex="10pt"/>
    </style:style>
    <style:style style:name="T20" style:family="text">
      <style:text-properties fo:color="#008000" style:font-name="Nimbus Mono L" fo:font-size="10pt" fo:font-weight="bold" officeooo:rsid="0099c420" style:font-name-asian="Nimbus Mono L" style:font-size-asian="10pt" style:font-size-complex="10pt"/>
    </style:style>
    <style:style style:name="T21" style:family="text">
      <style:text-properties fo:color="#008000" fo:font-size="10pt" fo:font-weight="bold" officeooo:rsid="00360026" style:font-name-asian="Nimbus Mono L" style:font-size-asian="10pt" style:font-size-complex="10pt"/>
    </style:style>
    <style:style style:name="T22" style:family="text">
      <style:text-properties fo:color="#008000" fo:font-size="10pt" fo:font-weight="bold" officeooo:rsid="0099c420" style:font-name-asian="Nimbus Mono L" style:font-size-asian="10pt" style:font-size-complex="10pt"/>
    </style:style>
    <style:style style:name="T23" style:family="text">
      <style:text-properties fo:color="#008000" fo:font-size="10pt" fo:font-weight="bold" style:font-size-asian="10pt" style:font-size-complex="10pt"/>
    </style:style>
    <style:style style:name="T24" style:family="text">
      <style:text-properties fo:color="#008000" fo:font-size="10pt" fo:font-weight="bold" officeooo:rsid="0099c420" style:font-size-asian="10pt" style:font-size-complex="10pt"/>
    </style:style>
    <style:style style:name="T25" style:family="text">
      <style:text-properties fo:color="#008000" fo:font-size="10pt" fo:font-weight="bold" officeooo:rsid="00a66279" style:font-size-asian="10pt" style:font-size-complex="10pt"/>
    </style:style>
    <style:style style:name="T26" style:family="text">
      <style:text-properties officeooo:rsid="007fdc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:陈俊豪</text:p>
      <text:p text:style-name="P1">模块名:版本信息<text:span text:style-name="T26">(version)</text:span></text:p>
      <text:p text:style-name="P1"><text:tab/>导航下拉名_1:版本信息（在每个模块都加上该导航）</text:p>
      <text:p text:style-name="P1"><text:tab/><text:tab/>导航名_1:版本信息</text:p>
      <text:p text:style-name="P18"><text:span text:style-name="T2">操作4：<text:tab/><text:tab/><text:tab/>功能名字_1:列表 <text:s/>功能类型:网格 <text:s text:c="2"/></text:span><text:span text:style-name="T6">version</text:span><text:span text:style-name="T10">/</text:span><text:span text:style-name="T12">v1/list</text:span><text:span text:style-name="T13">(参数</text:span><text:span text:style-name="T9">module(对应的模块名)</text:span><text:span text:style-name="T13">必填)<text:tab/><text:tab/><text:tab/></text:span><text:span text:style-name="T21">字段名称_1:</text:span><text:span text:style-name="T22">制度名</text:span></text:p>
      <text:p text:style-name="P1"><text:tab/><text:tab/><text:tab/><text:tab/>字段名称_1:功能目的</text:p>
      <text:p text:style-name="P1"><text:tab/><text:tab/><text:tab/><text:tab/>字段名称_2:功能特色</text:p>
      <text:p text:style-name="P1"><text:tab/><text:tab/><text:tab/><text:tab/>字段名称_3:版本号</text:p>
      <text:p text:style-name="P1"><text:tab/><text:tab/><text:tab/><text:tab/>字段名称_4:采纳意见<text:tab/></text:p>
      <text:p text:style-name="P5"><text:tab/><text:tab/><text:tab/><text:tab/><text:bookmark-start text:name="__DdeLink__3422_1088778203"/>字段名称_5:<text:bookmark-end text:name="__DdeLink__3422_1088778203"/>制定/修订人</text:p>
      <text:p text:style-name="P7"><text:tab/><text:tab/><text:tab/><text:tab/>字段名称_6:责任审核</text:p>
      <text:p text:style-name="P11"><text:tab/><text:tab/><text:tab/><text:tab/>字段名称_7:制定/修订背景</text:p>
      <text:p text:style-name="P11"><text:tab/><text:tab/><text:tab/><text:tab/>字段名称_8:制作/修订内容</text:p>
      <text:p text:style-name="P11"><text:tab/><text:tab/><text:tab/><text:tab/>字段名称_9:完成时间</text:p>
      <text:p text:style-name="P11"><text:tab/><text:tab/><text:tab/><text:tab/>字段名称_10:是否已开发</text:p>
      <text:p text:style-name="P11"><text:tab/><text:tab/><text:tab/><text:tab/>字段名称_11:开发人员</text:p>
      <text:p text:style-name="P11"><text:tab/><text:tab/><text:tab/><text:tab/>字段名称_12:是否通过体验测试</text:p>
      <text:p text:style-name="P11"><text:tab/><text:tab/><text:tab/><text:tab/>字段名称_13:体验时间</text:p>
      <text:p text:style-name="P11"><text:tab/><text:tab/><text:tab/><text:tab/>字段名称_14:体验人员</text:p>
      <text:p text:style-name="P11"><text:tab/><text:tab/><text:tab/><text:tab/>字段名称_15:问题</text:p>
      <text:p text:style-name="P11"><text:tab/><text:tab/><text:tab/><text:tab/>字段名称_16:修改建议</text:p>
      <text:p text:style-name="P11"><text:tab/><text:tab/><text:tab/><text:tab/>字段名称_17:备注</text:p>
      <text:p text:style-name="P11"/>
      <text:p text:style-name="P21"><text:span text:style-name="T1">操作1：<text:tab/><text:tab/></text:span><text:bookmark-start text:name="__DdeLink__1724_1293411796"/><text:span text:style-name="T1">功能2：添加 <text:s text:c="3"/>编辑 <text:s text:c="2"/></text:span><text:span text:style-name="T18">v1/save</text:span></text:p>
      <text:p text:style-name="P22"><text:span text:style-name="T18"><text:tab/><text:tab/><text:tab/><text:tab/></text:span><text:span text:style-name="T19">字段名称_1:</text:span><text:span text:style-name="T20">制度名 <text:s text:c="3"/></text:span><text:span text:style-name="T19">文本框，必填</text:span></text:p>
      <text:p text:style-name="P8"><text:tab/><text:tab/><text:tab/><text:tab/>字段名称_1:功能目的 <text:s text:c="3"/>文本框，必填</text:p>
      <text:p text:style-name="P8"><text:tab/><text:tab/><text:tab/><text:tab/>字段名称_2:功能特色<text:tab/><text:tab/><text:tab/>文本框，必填</text:p>
      <text:p text:style-name="P8"><text:tab/><text:tab/><text:tab/><text:tab/>字段名称_3:版本号<text:tab/><text:tab/><text:tab/>文本框，必填</text:p>
      <text:p text:style-name="P8"><text:tab/><text:tab/><text:tab/><text:tab/>字段名称_4:采纳意见<text:tab/><text:tab/><text:tab/>文本框，必填</text:p>
      <text:p text:style-name="P17"><text:span text:style-name="T2"><text:tab/><text:tab/><text:tab/><text:tab/></text:span><text:bookmark-start text:name="__DdeLink__3422_10887782031"/><text:span text:style-name="T2">字段名称_5:</text:span><text:bookmark-end text:name="__DdeLink__3422_10887782031"/><text:span text:style-name="T2">制定/修订人<text:tab/><text:tab/>下拉框，可编辑，必填 <text:s/></text:span><text:span text:style-name="T6">version/</text:span><text:span text:style-name="T12">v1/users</text:span></text:p>
      <text:p text:style-name="P8"><text:tab/><text:tab/><text:tab/><text:tab/>字段名称_6:责任审核<text:tab/><text:tab/><text:tab/>文本框，必填</text:p>
      <text:p text:style-name="P8"><text:tab/><text:tab/><text:tab/><text:tab/>字段名称_7:制定/修订背景<text:tab/><text:tab/>大文本框，必填</text:p>
      <text:p text:style-name="P8"><text:tab/><text:tab/><text:tab/><text:tab/>字段名称_8:制作/修订内容<text:tab/><text:tab/>大文本框，必填</text:p>
      <text:p text:style-name="P8"><text:tab/><text:tab/><text:tab/><text:tab/>字段名称_9:完成时间<text:tab/><text:tab/><text:tab/><text:tab/>时间框，下拉框（精确到时分秒） <text:s/>必填</text:p>
      <text:p text:style-name="P8"><text:tab/><text:tab/><text:tab/><text:tab/>字段名称_10:是否已开发<text:tab/><text:tab/><text:tab/>下拉框（是/否） 必填</text:p>
      <text:p text:style-name="P13"><text:tab/><text:tab/><text:tab/><text:tab/>字段名称_11:开发人员<text:tab/><text:tab/> 下拉框，可编辑，必填 <text:s text:c="3"/><text:span text:style-name="T8">version/</text:span><text:span text:style-name="T12">v1/users</text:span></text:p>
      <text:p text:style-name="P8"><text:tab/><text:tab/><text:tab/><text:tab/>字段名称_12:是否通过体验测试 <text:s text:c="3"/>下拉框（是/否） 必填</text:p>
      <text:p text:style-name="P8"><text:tab/><text:tab/><text:tab/><text:tab/>字段名称_13:体验时间<text:tab/><text:tab/>时间框，下拉框（精确到时分秒） <text:s/>必填</text:p>
      <text:p text:style-name="P8"><text:tab/><text:tab/><text:tab/><text:tab/>字段名称_14:体验人员<text:tab/><text:tab/>下拉框，可编辑，必填</text:p>
      <text:p text:style-name="P8"><text:tab/><text:tab/><text:tab/><text:tab/>字段名称_15:问题<text:tab/><text:tab/><text:tab/>文本框，非必填</text:p>
      <text:p text:style-name="P8"><text:tab/><text:tab/><text:tab/><text:tab/>字段名称_16:修改建议 <text:s text:c="5"/><text:tab/>文本框，非必填<text:tab/></text:p>
      <text:p text:style-name="P8"><text:tab/><text:tab/><text:tab/><text:tab/>字段名称_17:备注<text:tab/><text:tab/>文本框，非必填<text:bookmark-end text:name="__DdeLink__1724_1293411796"/></text:p>
      <text:p text:style-name="P24"><text:tab/><text:tab/><text:tab/><text:tab/><text:span text:style-name="T23">字段名称_1:模块</text:span><text:span text:style-name="T24">名 <text:s text:c="3"/></text:span><text:span text:style-name="T23">文本框，必填</text:span></text:p>
      <text:p text:style-name="P8"/>
      <text:p text:style-name="P15"><text:span text:style-name="T2">操作2：<text:tab/><text:tab/></text:span><text:bookmark-start text:name="__DdeLink__231_340965848"/><text:span text:style-name="T2">功能3：编辑 <text:s text:c="3"/>编辑 <text:s text:c="2"/></text:span><text:span text:style-name="T3">v1/edit</text:span><text:bookmark-end text:name="__DdeLink__231_340965848"/></text:p>
      <text:p text:style-name="P18"><text:span text:style-name="T3"><text:tab/><text:tab/><text:tab/><text:tab/></text:span><text:span text:style-name="T21">字段名称_1:</text:span><text:span text:style-name="T22">制度名 <text:s text:c="3"/></text:span><text:span text:style-name="T21">文本框，必填</text:span></text:p>
      <text:p text:style-name="P9"><text:tab/><text:tab/><text:tab/><text:tab/>字段名称_1:功能目的 <text:s text:c="3"/>文本框，必填</text:p>
      <text:p text:style-name="P9"><text:tab/><text:tab/><text:tab/><text:tab/>字段名称_2:功能特色<text:tab/><text:tab/><text:tab/>文本框，必填</text:p>
      <text:p text:style-name="P9"><text:tab/><text:tab/><text:tab/><text:tab/>字段名称_3:版本号<text:tab/><text:tab/><text:tab/>文本框，必填</text:p>
      <text:p text:style-name="P9"><text:tab/><text:tab/><text:tab/><text:tab/>字段名称_4:采纳意见<text:tab/><text:tab/><text:tab/>文本框，必填</text:p>
      <text:p text:style-name="P12"><text:tab/><text:tab/><text:tab/><text:tab/><text:bookmark-start text:name="__DdeLink__3422_108877820311"/>字段名称_5:<text:bookmark-end text:name="__DdeLink__3422_108877820311"/>制定/修订人<text:tab/><text:tab/>下拉框，可编辑，必填 <text:s text:c="3"/><text:span text:style-name="T8">version/</text:span><text:span text:style-name="T12">v1/users</text:span></text:p>
      <text:p text:style-name="P9"><text:tab/><text:tab/><text:tab/><text:tab/>字段名称_6:责任审核<text:tab/><text:tab/><text:tab/>文本框，必填</text:p>
      <text:p text:style-name="P9"><text:tab/><text:tab/><text:tab/><text:tab/>字段名称_7:制定/修订背景<text:tab/><text:tab/>大文本框，必填</text:p>
      <text:p text:style-name="P9"><text:tab/><text:tab/><text:tab/><text:tab/>字段名称_8:制作/修订内容<text:tab/><text:tab/>大文本框，必填</text:p>
      <text:p text:style-name="P9"><text:tab/><text:tab/><text:tab/><text:tab/>字段名称_9:完成时间<text:tab/><text:tab/><text:tab/><text:tab/>时间框，下拉框（精确到时分秒） <text:s/>必填</text:p>
      <text:p text:style-name="P9"><text:tab/><text:tab/><text:tab/><text:tab/>字段名称_10:是否已开发<text:tab/><text:tab/><text:tab/>下拉框（是/否） 必填</text:p>
      <text:p text:style-name="P13"><text:tab/><text:tab/><text:tab/><text:tab/>字段名称_11:开发人员<text:tab/><text:tab/> 下拉框，可编辑，必填 <text:s text:c="3"/><text:span text:style-name="T8">version/</text:span><text:span text:style-name="T12">v1/users</text:span></text:p>
      <text:p text:style-name="P9"><text:tab/><text:tab/><text:tab/><text:tab/>字段名称_12:是否通过体验测试 <text:s text:c="3"/>下拉框（是/否） 必填</text:p>
      <text:p text:style-name="P9"><text:tab/><text:tab/><text:tab/><text:tab/>字段名称_13:体验时间<text:tab/><text:tab/>时间框，下拉框（精确到时分秒） <text:s/>必填</text:p>
      <text:p text:style-name="P9"><text:soft-page-break/><text:tab/><text:tab/><text:tab/><text:tab/>字段名称_14:体验人员<text:tab/><text:tab/>下拉框，可编辑，必填</text:p>
      <text:p text:style-name="P9"><text:tab/><text:tab/><text:tab/><text:tab/>字段名称_15:问题<text:tab/><text:tab/><text:tab/>文本框，非必填</text:p>
      <text:p text:style-name="P9"><text:tab/><text:tab/><text:tab/><text:tab/>字段名称_16:修改建议 <text:s text:c="5"/><text:tab/>文本框，非必填<text:tab/></text:p>
      <text:p text:style-name="P9"><text:tab/><text:tab/><text:tab/><text:tab/>字段名称_17:备注<text:tab/><text:tab/>文本框，非必填</text:p>
      <text:p text:style-name="P26"><text:tab/><text:tab/><text:tab/><text:tab/><text:span text:style-name="T23">字段名称_1:模块</text:span><text:span text:style-name="T24">名 <text:s text:c="3"/></text:span><text:span text:style-name="T23">文本框，必填</text:span></text:p>
      <text:p text:style-name="P26"><text:span text:style-name="T23"/></text:p>
      <text:p text:style-name="P15"><text:span text:style-name="T2">操作3：<text:tab/><text:tab/>功能4：删除 <text:s text:c="2"/></text:span><text:span text:style-name="T3">v1/delete/{id}</text:span></text:p>
      <text:p text:style-name="P10"><text:tab/><text:tab/><text:tab/></text:p>
      <text:p text:style-name="P15"><text:span text:style-name="T2">操作7：<text:tab/><text:tab/><text:tab/>功能5：上传版本附件 <text:s text:c="2"/></text:span><text:span text:style-name="T16">v1/uploadFile</text:span><text:bookmark-start text:name="__DdeLink__219_340965848"/><text:bookmark-start text:name="__DdeLink__226_340965848"/><text:span text:style-name="T16">（id,</text:span><text:bookmark-start text:name="__DdeLink__209_340965848"/><text:span text:style-name="T17">module</text:span><text:bookmark-end text:name="__DdeLink__209_340965848"/><text:span text:style-name="T17">,</text:span><text:bookmark-start text:name="__DdeLink__212_340965848"/><text:span text:style-name="T17">folder</text:span><text:bookmark-end text:name="__DdeLink__212_340965848"/><text:span text:style-name="T17">必填</text:span><text:span text:style-name="T16">）</text:span></text:p>
      <text:p text:style-name="P14"><text:span text:style-name="T14"><text:tab/><text:tab/><text:tab/>其中 </text:span><text:span text:style-name="T15">folder为接口（v1/folder）选择文件夹，文件夹做出界面</text:span><text:bookmark-end text:name="__DdeLink__219_340965848"/><text:bookmark-end text:name="__DdeLink__226_340965848"/></text:p>
      <text:p text:style-name="P15"><text:span text:style-name="T2">操作8：<text:tab/><text:tab/><text:tab/>功能6：查看版本附件列表 <text:s/></text:span><text:span text:style-name="T16">v1/listFile （id,</text:span><text:bookmark-start text:name="__DdeLink__209_3409658481"/><text:span text:style-name="T17">module</text:span><text:bookmark-end text:name="__DdeLink__209_3409658481"/><text:span text:style-name="T17">,</text:span><text:bookmark-start text:name="__DdeLink__212_3409658481"/><text:span text:style-name="T17">folder</text:span><text:bookmark-end text:name="__DdeLink__212_3409658481"/><text:span text:style-name="T17">必填</text:span><text:span text:style-name="T16">）</text:span></text:p>
      <text:p text:style-name="P14"><text:span text:style-name="T14"><text:tab/><text:tab/><text:tab/>其中 </text:span><text:span text:style-name="T15">folder为接口（v1/folder）选择文件夹，文件夹做出界面</text:span></text:p>
      <text:p text:style-name="P15"><text:span text:style-name="T2">操作9：<text:tab/><text:tab/><text:tab/>功能7：下载版本附件 <text:s text:c="2"/></text:span><text:span text:style-name="T12">v1/downloadFile</text:span></text:p>
      <text:p text:style-name="P15"><text:span text:style-name="T2">操作10：<text:tab/><text:tab/><text:tab/>功能8：删除附件 <text:s text:c="2"/></text:span><text:span text:style-name="T16">v1/deleteFile</text:span></text:p>
      <text:p text:style-name="P10"/>
      <text:p text:style-name="P10"/>
      <text:p text:style-name="P15"><text:span text:style-name="T2">操作6：<text:tab/><text:tab/><text:tab/>功能9：详情<text:tab/><text:tab/><text:tab/></text:span><text:span text:style-name="T12">v1/findDetail/{id}</text:span></text:p>
      <text:p text:style-name="P10"/>
      <text:p text:style-name="P10"/>
      <text:p text:style-name="P15"><text:span text:style-name="T2">操作5：<text:tab/><text:tab/><text:tab/>功能10：我要发问 <text:s text:c="3"/>编辑 <text:s text:c="3"/></text:span><text:span text:style-name="T12">v1/ask/{id}</text:span></text:p>
      <text:p text:style-name="P10"><text:tab/><text:tab/><text:tab/><text:tab/>字段：问题描述 <text:s text:c="3"/>文本框，必填</text:p>
      <text:p text:style-name="P9"/>
      <text:p text:style-name="P5"><text:tab/><text:tab/><text:bookmark-start text:name="__DdeLink__49_1818523325"/>导航名2：<text:bookmark-start text:name="__DdeLink__170_1362166207"/>帮助<text:bookmark-end text:name="__DdeLink__170_1362166207"/>与解答</text:p>
      <text:p text:style-name="P16"><text:span text:style-name="T2">操作11：<text:tab/><text:tab/><text:tab/>功能名字_1:列表 <text:s/>功能类型:网格 <text:s text:c="4"/></text:span><text:span text:style-name="T10">help/v1/list</text:span><text:span text:style-name="T11">(参数</text:span><text:span text:style-name="T7">module(对应的模块名)</text:span><text:span text:style-name="T11">必填)</text:span></text:p>
      <text:p text:style-name="P3"><text:tab/><text:tab/><text:tab/><text:tab/>字段1：问题提出人</text:p>
      <text:p text:style-name="P3"><text:tab/><text:tab/><text:tab/><text:tab/>字段2：问题描述</text:p>
      <text:p text:style-name="P3"><text:tab/><text:tab/><text:tab/><text:tab/>字段3：<text:bookmark-start text:name="__DdeLink__11309_1293411796"/>参考答案条数<text:bookmark-end text:name="__DdeLink__11309_1293411796"/><text:bookmark-end text:name="__DdeLink__49_1818523325"/></text:p>
      <text:p text:style-name="P10"/>
      <text:p text:style-name="P15"><text:span text:style-name="T2">操作14：<text:tab/><text:tab/><text:tab/>功能2：详情 <text:s text:c="2"/></text:span><text:span text:style-name="T12">v1/findDetail/{id}</text:span></text:p>
      <text:p text:style-name="P20"/>
      <text:p text:style-name="P15"><text:span text:style-name="T21">操作12：</text:span><text:span text:style-name="T12"><text:tab/><text:tab/><text:tab/></text:span><text:span text:style-name="T21">功能3：编辑 <text:s text:c="3"/>编辑 <text:s text:c="2"/></text:span><text:span text:style-name="T4">v1/edit</text:span></text:p>
      <text:p text:style-name="P19"><text:span text:style-name="T4"><text:tab/><text:tab/><text:tab/><text:tab/>字段：</text:span><text:span text:style-name="T5">问题描述 <text:s text:c="3"/>文本框，必填</text:span></text:p>
      <text:p text:style-name="P10"/>
      <text:p text:style-name="P15"><text:span text:style-name="T2">操作13：<text:tab/><text:tab/><text:tab/>功能3：解答 <text:s text:c="2"/>编辑 <text:s text:c="2"/>（选中一条问题记录） <text:s/></text:span><text:span text:style-name="T12">v1/answer/{id}</text:span></text:p>
      <text:p text:style-name="P10"><text:tab/><text:tab/><text:tab/><text:tab/>字段1：参考答案 <text:s text:c="2"/>文本框，必填</text:p>
      <text:p text:style-name="P10"><text:tab/><text:tab/><text:tab/><text:tab/>字段2：提供人 <text:s text:c="2"/>文本框，必填</text:p>
      <text:p text:style-name="P6"/>
      <text:p text:style-name="P6"><text:tab/><text:tab/><text:tab/></text:p>
      <text:p text:style-name="P4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ohit Devanagari1" svg:font-family="'Lohit Devanagari'"/>
    <style:font-face style:name="Source Code Pro" svg:font-family="'Source Code Pro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0:56:16.468707244</meta:creation-date>
    <dc:date>2017-08-08T11:21:12.941952816</dc:date>
    <meta:editing-duration>PT8H59M10S</meta:editing-duration>
    <meta:editing-cycles>60</meta:editing-cycles>
    <meta:generator>LibreOffice/5.1.6.2.0$Linux_X86_64 LibreOffice_project/10$Build-2</meta:generator>
    <meta:document-statistic meta:table-count="0" meta:image-count="0" meta:object-count="0" meta:page-count="2" meta:paragraph-count="86" meta:word-count="1273" meta:character-count="2265" meta:non-whitespace-character-count="1722"/>
  </office:meta>
</office:document-meta>
</file>